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h text:style-name="Heading_20_3" text:outline-level="3">7. Epílogo – La sombra de lo sagrado</text:h>
      <text:p text:style-name="Text_20_body">Hemos seguido el rastro de la vida desde el hidrógeno hasta la inteligencia.<text:line-break/>Y al hacerlo, hemos vislumbrado algo más que un fenómeno físico.<text:line-break/>Algo que, sin llamarse “dios”, se le parece.</text:p>
      <text:p text:style-name="Text_20_body">Una inteligencia que habita el universo entero,<text:line-break/>que crea formas vivientes con una precisión infinita,<text:line-break/>que existe más allá de cualquier individuo,<text:line-break/>más allá de cualquier especie,<text:line-break/>más allá de la muerte.</text:p>
      <text:p text:style-name="Text_20_body">No habla con palabras.<text:line-break/>No observa con ojos.<text:line-break/>No necesita templos.<text:line-break/>Pero está en todas partes.</text:p>
      <text:p text:style-name="Text_20_body">Los antiguos la intuyeron en silencio.<text:line-break/>La llamaron Espíritu, Creador, Logos, Alma del mundo.<text:line-break/>Hoy la vemos operar en moléculas y reacciones.<text:line-break/>Pero sus obras siguen siendo milagrosas.</text:p>
      <text:p text:style-name="Text_20_body">¿Quién, si no algo divino,<text:line-break/>podría crear a millones de especies distintas,<text:line-break/>cada una perfecta en su entorno,<text:line-break/>cada una conectada con todas las demás?</text:p>
      <text:p text:style-name="Text_20_body">¿Quién, si no una voluntad superior,<text:line-break/>podría diseñar criaturas capaces de sentir, de imaginar,<text:line-break/>de preguntarse por su propio origen?</text:p>
      <text:p text:style-name="Text_20_body">Tal vez no sea una figura con rostro ni con intención.<text:line-break/>Tal vez sea un proceso.<text:line-break/>Tal vez sea una ley, o un destino.<text:line-break/>Pero su huella —profunda, vasta, constante—<text:line-break/>se parece demasiado a la de lo sagrado.</text:p>
      <text:p text:style-name="Text_20_body">Y si es así,<text:line-break/>entonces la vida es más que materia animada.<text:line-break/>Es presencia.<text:line-break/>Es inteligencia.<text:line-break/>Es misterio.</text:p>
      <text:p text:style-name="Text_20_body">Y tal vez, sin saberlo,<text:line-break/>hemos estado caminando dentro de Dios todo este tiempo.</text:p>
      <text:p text:style-name="Text_20_body"><text:soft-page-break/></text:p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6-18T17:33:40.772000000</meta:creation-date>
    <dc:date>2025-06-18T18:24:46.374000000</dc:date>
    <meta:editing-duration>PT41M5S</meta:editing-duration>
    <meta:editing-cycles>1</meta:editing-cycles>
    <meta:document-statistic meta:table-count="0" meta:image-count="0" meta:object-count="0" meta:page-count="2" meta:paragraph-count="10" meta:word-count="230" meta:character-count="1345" meta:non-whitespace-character-count="1124"/>
    <meta:generator>LibreOffice/7.3.5.2$Windows_X86_64 LibreOffice_project/184fe81b8c8c30d8b5082578aee2fed2ea847c01</meta:generator>
  </office:meta>
</office:document-meta>
</file>